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80000009ABBA82A1A61346FB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ourier New" fo:font-size="6.69999980926514pt"/>
    </style:style>
    <style:style style:name="P2" style:family="paragraph" style:parent-style-name="Header">
      <style:paragraph-properties fo:text-align="center" style:justify-single-word="false" fo:break-before="auto" fo:break-after="auto"/>
      <style:text-properties style:font-name="Courier New" fo:font-size="10pt"/>
    </style:style>
    <style:style style:name="P3" style:family="paragraph" style:parent-style-name="Standard">
      <style:paragraph-properties fo:line-height="0.1299in"/>
      <style:text-properties style:font-name="Courier New" fo:font-size="11pt"/>
    </style:style>
    <style:style style:name="P4" style:family="paragraph" style:parent-style-name="Standard">
      <style:paragraph-properties fo:line-height="0.1299in" fo:break-after="page"/>
      <style:text-properties style:font-name="Courier New" fo:font-size="11pt"/>
    </style:style>
    <style:style style:name="T1" style:family="text">
      <style:text-properties fo:font-size="6.69999980926514pt"/>
    </style:style>
    <style:style style:name="fr1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reak-before="auto" fo:break-after="auto"/>
      <style:text-properties style:font-name="Courier New" fo:font-size="10pt"/>
    </style:style>
    <style:style style:name="MP2" style:family="paragraph" style:parent-style-name="Header">
      <style:paragraph-properties fo:text-align="start" style:justify-single-word="false"/>
      <style:text-properties style:font-name="Courier New" fo:font-size="6.69999980926514pt"/>
    </style:style>
    <style:style style:name="Mfr1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2098in" fo:margin-left="0.5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0.7874in" svg:height="0.7874in" draw:z-index="7"><draw:image xlink:href="Pictures/10000201000000980000009ABBA82A1A61346FBC.png" xlink:type="simple" xlink:show="embed" xlink:actuate="onLoad" loext:mime-type="image/png"/></draw:frame>PREFEITURA MUNICIPAL DE MACAPÁ<text:line-break/><text:line-break/><text:line-break/><text:line-break/><text:line-break/><text:line-break/></text:p>
        <text:p text:style-name="MP2">Amapá <text:s text:c="51"/>RESUMO <text:s/>FINANCEIRO<text:line-break/>Governo Municipal de Macapá <text:s text:c="22"/>01/01/2023 a 31/01/2023 - em R$ <text:s text:c="38"/>Página: <text:page-number style:num-format="1" text:select-page="current">8</text:page-number><text:line-break/>Prefeitura Municipal de Macapá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7"/>SALDO ANTERIOR <text:s text:c="9"/>RECEITAS <text:s text:c="8"/>DEPÓSITOS <text:s text:c="3"/>TRANSFERÊNCIAS <text:s text:c="11"/>SAQUES <text:s text:c="9"/>DESPESAS <text:s text:c="6"/>SALDO ATU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1T17:33:23.617827118</dc:date>
    <meta:editing-duration>PT1S</meta:editing-duration>
    <meta:editing-cycles>1</meta:editing-cycles>
    <meta:document-statistic meta:table-count="0" meta:image-count="1" meta:object-count="0" meta:page-count="8" meta:paragraph-count="9" meta:word-count="1089" meta:character-count="45410" meta:non-whitespace-character-count="20635"/>
    <meta:generator>LibreOffice/6.4.7.2$Linux_X86_64 LibreOffice_project/40$Build-2</meta:generator>
  </office:meta>
</office:document-meta>
</file>